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8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>
            <text:p>42249,10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755250,11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16651,0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22252,2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60053,4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44554,1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76115,7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72676,21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12257,24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52258,3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56259,3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72260,3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44261,4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75562,20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18263,23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12678,11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42249,14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83156,12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  <table:table-row table:style-name="ro1">
          <table:table-cell office:value-type="string">
            <text:p>12257,24</text:p>
          </table:table-cell>
          <table:table-cell office:value-type="string">
            <text:p>Fall term,Graduate,Doctoral,D,4,AHS,Recreation and Leisure Studies,Regular,Academic Term,Part-Time,Canadian Permanent Resident,Female,1</text:p>
          </table:table-cell>
          <table:table-cell table:number-columns-repeated="10"/>
          <table:table-cell office:value-type="string">
            <text:p>Fall term,Graduate,Doctoral,D,4,AHS,Recreation and Leisure Studies,Regular,Academic Term,Part-Time,Canadian Permanent Resident,Female,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9">07/19/2024</text:date>, <text:time>06:0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LVIN NACHO</meta:initial-creator>
    <meta:creation-date>2024-07-19T06:02:29.89</meta:creation-date>
    <dc:date>2024-07-19T06:08:25.45</dc:date>
    <dc:creator>KELVIN NACHO</dc:creator>
    <meta:editing-duration>PT5M54S</meta:editing-duration>
    <meta:editing-cycles>2</meta:editing-cycles>
    <meta:generator>OpenOffice/4.1.15$Win32 OpenOffice.org_project/4115m2$Build-9813</meta:generator>
    <meta:document-statistic meta:table-count="3" meta:cell-count="57" meta:object-count="0"/>
  </office:meta>
</office:document-meta>
</file>